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Table_20_index_20_heading">
      <style:paragraph-properties fo:break-before="page"/>
    </style:style>
    <style:style style:name="P10" style:family="paragraph" style:parent-style-name="Table">
      <style:paragraph-properties fo:text-align="center" style:justify-single-word="false"/>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Table_20_index_20_1">
      <style:paragraph-properties>
        <style:tab-stops>
          <style:tab-stop style:position="6.9252in"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Standard">
      <style:paragraph-properties fo:text-align="center" style:justify-single-word="false"/>
    </style:style>
    <style:style style:name="P17" style:family="paragraph" style:parent-style-name="Text_20_body" style:list-style-name="L1"/>
    <style:style style:name="P18" style:family="paragraph" style:parent-style-name="Header">
      <style:paragraph-properties fo:text-align="center" style:justify-single-word="false"/>
    </style:style>
    <style:style style:name="P19" style:family="paragraph" style:parent-style-name="Header_20_left">
      <style:paragraph-properties fo:text-align="end" style:justify-single-word="false"/>
    </style:style>
    <style:style style:name="T1"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ower Hill Traffic Signal"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Traffic Signal" text:name="ShortSystemName"/>
        <text:user-field-decl office:value-type="string" office:string-value="Operational Concept Description" text:name="DocumentType"/>
      </text:user-field-decls>
      <text:p text:style-name="P15"/>
      <text:p text:style-name="P6"/>
      <text:p text:style-name="P6"/>
      <text:p text:style-name="P6"/>
      <text:p text:style-name="P6"/>
      <text:p text:style-name="P6"><text:user-field-get text:name="DocumentType">Operational Concept Description</text:user-field-get></text:p>
      <text:p text:style-name="P6">for</text:p>
      <text:p text:style-name="P6"><text:user-field-get text:name="FullSystemName">Tower Hill Traffic Signal</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Table of Contents</text:p>
          </text:index-title>
          <text:p text:style-name="P13"><text:s/>1 Scope<text:tab/>5</text:p>
          <text:p text:style-name="P11"><text:s/>1.1 Identification<text:tab/>5</text:p>
          <text:p text:style-name="P11"><text:s/>1.2 System Overview<text:tab/>5</text:p>
          <text:p text:style-name="P11"><text:s/>1.3 Document Overview<text:tab/>5</text:p>
          <text:p text:style-name="P13"><text:s/>2 References<text:tab/>6</text:p>
          <text:p text:style-name="P11"><text:s/>2.1 General References<text:tab/>6</text:p>
          <text:p text:style-name="P11"><text:s/>2.2 System References<text:tab/>6</text:p>
          <text:p text:style-name="P11"><text:s/>2.3 Acronyms and Abbreviations<text:tab/>6</text:p>
          <text:p text:style-name="P13"><text:s/>3 Current System or Situation<text:tab/>7</text:p>
          <text:p text:style-name="P11"><text:s/>3.1 Background, Objectives, and Scope<text:tab/>7</text:p>
          <text:p text:style-name="P11"><text:s/>3.2 Operational Policies and Constraints<text:tab/>7</text:p>
          <text:p text:style-name="P11"><text:s/>3.3 Description of Current Situation<text:tab/>7</text:p>
          <text:p text:style-name="P12"><text:s/>3.3.1 Operational Environment and Characteristics<text:tab/>7</text:p>
          <text:p text:style-name="P12"><text:s/>3.3.2 Major Components and Interconnections<text:tab/>7</text:p>
          <text:p text:style-name="P12"><text:s/>3.3.3 External Interfaces<text:tab/>7</text:p>
          <text:p text:style-name="P12"><text:s/>3.3.4 Capabilities and Functions<text:tab/>7</text:p>
          <text:p text:style-name="P12"><text:s/>3.3.5 Use Cases<text:tab/>7</text:p>
          <text:p text:style-name="P12"><text:s/>3.3.6 Performance Characteristics<text:tab/>7</text:p>
          <text:p text:style-name="P12"><text:s/>3.3.7 Quality Attributes<text:tab/>7</text:p>
          <text:p text:style-name="P12"><text:s/>3.3.8 Safety, Security, and Privacy<text:tab/>8</text:p>
          <text:p text:style-name="P11"><text:s/>3.4 Users or Involved Personnel<text:tab/>8</text:p>
          <text:p text:style-name="P11"><text:s/>3.5 Support Concept<text:tab/>8</text:p>
          <text:p text:style-name="P13"><text:s/>4 Justification For and Nature of Change<text:tab/>9</text:p>
          <text:p text:style-name="P11"><text:s/>4.1 <text:s/>Justification for Change<text:tab/>9</text:p>
          <text:p text:style-name="P12"><text:s/>4.1.1 New or Modified Aspects<text:tab/>9</text:p>
          <text:p text:style-name="P12"><text:s/>4.1.2 Deficiencies or Limitations<text:tab/>9</text:p>
          <text:p text:style-name="P11"><text:s/>4.2 Description of Needed Changes<text:tab/>9</text:p>
          <text:p text:style-name="P11"><text:s/>4.3 Priorities Among the Changes<text:tab/>9</text:p>
          <text:p text:style-name="P11"><text:s/>4.4 Changes Considered But Not included<text:tab/>9</text:p>
          <text:p text:style-name="P11"><text:s/>4.5 Assumptions and Constraints<text:tab/>9</text:p>
          <text:p text:style-name="P13"><text:s/>5 Concept for a New or Modified System<text:tab/>10</text:p>
          <text:p text:style-name="P11"><text:s/>5.1 Background, Objectives, and Scope<text:tab/>10</text:p>
          <text:p text:style-name="P11"><text:s/>5.2 Operational Policies and Constraints<text:tab/>10</text:p>
          <text:p text:style-name="P11"><text:s/>5.3 Description of the New or Modified System<text:tab/>10</text:p>
          <text:p text:style-name="P12"><text:s/>5.3.1 Operational Environment and Characteristics<text:tab/>10</text:p>
          <text:p text:style-name="P12"><text:s/>5.3.2 Major Components and Interconnections<text:tab/>10</text:p>
          <text:p text:style-name="P12"><text:s/>5.3.3 External Interfaces<text:tab/>10</text:p>
          <text:p text:style-name="P12"><text:soft-page-break/><text:s/>5.3.4 Capabilities and Functions<text:tab/>10</text:p>
          <text:p text:style-name="P12"><text:s/>5.3.5 Use Cases<text:tab/>10</text:p>
          <text:p text:style-name="P12"><text:s/>5.3.6 Performance Characteristics<text:tab/>10</text:p>
          <text:p text:style-name="P12"><text:s/>5.3.7 Quality Attributes<text:tab/>10</text:p>
          <text:p text:style-name="P12"><text:s/>5.3.8 Safety, Security, and Privacy<text:tab/>11</text:p>
          <text:p text:style-name="P11"><text:s/>5.4 Users and/or Affected Personnel<text:tab/>11</text:p>
          <text:p text:style-name="P11"><text:s/>5.5 Support Needed<text:tab/>11</text:p>
          <text:p text:style-name="P13"><text:s/>6 Operational Scenarios<text:tab/>12</text:p>
          <text:p text:style-name="P11"><text:s/>6.1 Scenario 1<text:tab/>12</text:p>
          <text:p text:style-name="P11"><text:s/>6.2 Scenario 2<text:tab/>12</text:p>
          <text:p text:style-name="P13"><text:s/>7 Summary of Impacts<text:tab/>13</text:p>
          <text:p text:style-name="P11"><text:s/>7.1 Operational Impacts<text:tab/>13</text:p>
          <text:p text:style-name="P11"><text:s/>7.2 Organizational Impacts<text:tab/>13</text:p>
          <text:p text:style-name="P11"><text:s/>7.3 Impacts During Development<text:tab/>13</text:p>
          <text:p text:style-name="P13"><text:s/>8 Analysis of the Proposed System<text:tab/>14</text:p>
          <text:p text:style-name="P11"><text:s/>8.1 Summary of Advantages<text:tab/>14</text:p>
          <text:p text:style-name="P11"><text:s/>8.2 Summary of Disadvantages<text:tab/>14</text:p>
          <text:p text:style-name="P11"><text:s/>8.3 Alternatives and Trade-offs<text:tab/>14</text:p>
          <text:p text:style-name="P13"><text:s/>9 Notes<text:tab/>15</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9">List of Tables</text:p>
          </text:index-title>
          <text:p text:style-name="P14">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14">Figure 1: Intersection Overview<text:tab/>5</text:p>
        </text:index-body>
      </text:table-index>
      <text:p text:style-name="P6"/>
      <text:h text:style-name="P8" text:outline-level="1">Scope</text:h>
      <text:p text:style-name="Text_20_body"><text:tab/>This document provides the <text:user-field-get text:name="DocumentType">Operational Concept Description</text:user-field-get> for modification of the <text:user-field-input text:name="FullSystemName" text:description="">Tower Hill Traffic Signal</text:user-field-input>. Thus, the system described herein shall be known as the <text:user-field-get text:name="ShortSystemName">Traffic Signal</text:user-field-get>.</text:p>
      <text:h text:style-name="Heading_20_2" text:outline-level="2">Identification</text:h>
      <text:p text:style-name="Text_20_body"><text:tab/>The <text:user-field-input text:name="ShortSystemName" text:description="">Traffic Signal</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Traffic Signal</text:user-field-input> system shall serve as a vehicle flow control device for the intersection of US Rt 1. and RI Rt 138 at what is known locally as Tower Hill. This 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text:sequence-ref text:reference-format="category-and-value" text:ref-name="refFigure0">Figure 1</text:sequence-ref>.</text:p>
      <text:p text:style-name="Text_20_body"><draw:frame draw:style-name="fr1" draw:name="Intersection Overview" text:anchor-type="paragraph" svg:width="2.8201in" svg:height="2.25in" draw:z-index="0"><draw:image xlink:href="../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text:user-field-get text:name="DocumentType">Operational Concept Description</text:user-field-get> (OCD) for the <text:user-field-input text:name="FullSystemName" text:description="">Tower Hill Traffic Signal</text:user-field-input>. This document format is based upon the format as provided in Reference <text:bookmark-ref text:reference-format="text" text:ref-name="OCD_DID">[OCD_DID]</text:bookmark-ref>.</text:p>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OCD_DID]<text:bookmark-end text:name="OCD_DID"/> DI-IPSC-81430 Data Item Description for Operational Concept Description (OCD),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0">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8" text:outline-level="1">Current System or Situation</text:h>
      <text:p text:style-name="Text_20_body"/>
      <text:h text:style-name="Heading_20_2" text:outline-level="2">Background, Objectives, and Scope</text:h>
      <text:p text:style-name="Text_20_body"/>
      <text:h text:style-name="Heading_20_2" text:outline-level="2">Operational Policies and Constraints</text:h>
      <text:p text:style-name="Text_20_body"/>
      <text:h text:style-name="Heading_20_2" text:outline-level="2">Description of Current Situation</text:h>
      <text:p text:style-name="Text_20_body"/>
      <text:h text:style-name="Heading_20_3" text:outline-level="3">Operational Environment and Characteristics</text:h>
      <text:p text:style-name="Text_20_body"/>
      <text:h text:style-name="Heading_20_3" text:outline-level="3">Major Components and Interconnections</text:h>
      <text:p text:style-name="Text_20_body"/>
      <text:h text:style-name="Heading_20_3" text:outline-level="3">External Interfaces</text:h>
      <text:p text:style-name="Text_20_body"/>
      <text:h text:style-name="Heading_20_3" text:outline-level="3">Capabilities and Functions</text:h>
      <text:p text:style-name="Text_20_body"/>
      <text:h text:style-name="Heading_20_3" text:outline-level="3">Use Cases</text:h>
      <text:p text:style-name="Text_20_body"/>
      <text:h text:style-name="Heading_20_3" text:outline-level="3">Performance Characteristics</text:h>
      <text:p text:style-name="Text_20_body"/>
      <text:h text:style-name="Heading_20_3" text:outline-level="3">Quality Attributes</text:h>
      <text:p text:style-name="Text_20_body"/>
      <text:h text:style-name="Heading_20_3" text:outline-level="3"><text:soft-page-break/>Safety, Security, and Privacy</text:h>
      <text:p text:style-name="Text_20_body"/>
      <text:p text:style-name="Text_20_body"/>
      <text:h text:style-name="Heading_20_2" text:outline-level="2">Users or Involved Personnel</text:h>
      <text:p text:style-name="Text_20_body"/>
      <text:h text:style-name="Heading_20_2" text:outline-level="2">Support Concept</text:h>
      <text:p text:style-name="Text_20_body"/>
      <text:p text:style-name="Text_20_body"/>
      <text:h text:style-name="P8" text:outline-level="1">Justification For and Nature of Change</text:h>
      <text:p text:style-name="Text_20_body"/>
      <text:h text:style-name="Heading_20_2" text:outline-level="2"><text:s/>Justification for Change</text:h>
      <text:p text:style-name="Text_20_body"/>
      <text:h text:style-name="Heading_20_3" text:outline-level="3">New or Modified Aspects</text:h>
      <text:list text:style-name="L1">
        <text:list-item>
          <text:list>
            <text:list-item>
              <text:list>
                <text:list-header>
                  <text:p text:style-name="P17"/>
                </text:list-header>
              </text:list>
            </text:list-item>
          </text:list>
        </text:list-item>
      </text:list>
      <text:h text:style-name="Heading_20_3" text:outline-level="3">Deficiencies or Limitations</text:h>
      <text:p text:style-name="Text_20_body"/>
      <text:h text:style-name="Heading_20_2" text:outline-level="2">Description of Needed Changes</text:h>
      <text:p text:style-name="Text_20_body"/>
      <text:h text:style-name="Heading_20_2" text:outline-level="2">Priorities Among the Changes</text:h>
      <text:p text:style-name="Text_20_body"/>
      <text:h text:style-name="Heading_20_2" text:outline-level="2">Changes Considered But Not included</text:h>
      <text:p text:style-name="Text_20_body"/>
      <text:h text:style-name="Heading_20_2" text:outline-level="2">Assumptions and Constraints</text:h>
      <text:p text:style-name="Text_20_body"/>
      <text:p text:style-name="Text_20_body"/>
      <text:h text:style-name="P8" text:outline-level="1">Concept for a New or Modified System</text:h>
      <text:p text:style-name="Text_20_body"/>
      <text:h text:style-name="Heading_20_2" text:outline-level="2">Background, Objectives, and Scope</text:h>
      <text:p text:style-name="Text_20_body"/>
      <text:h text:style-name="Heading_20_2" text:outline-level="2">Operational Policies and Constraints</text:h>
      <text:p text:style-name="Text_20_body"/>
      <text:h text:style-name="Heading_20_2" text:outline-level="2">Description of the New or Modified System</text:h>
      <text:p text:style-name="Text_20_body"/>
      <text:h text:style-name="Heading_20_3" text:outline-level="3">Operational Environment and Characteristics</text:h>
      <text:p text:style-name="Text_20_body"/>
      <text:h text:style-name="Heading_20_3" text:outline-level="3">Major Components and Interconnections</text:h>
      <text:p text:style-name="Text_20_body"/>
      <text:h text:style-name="Heading_20_3" text:outline-level="3">External Interfaces</text:h>
      <text:p text:style-name="Text_20_body"/>
      <text:h text:style-name="Heading_20_3" text:outline-level="3">Capabilities and Functions</text:h>
      <text:p text:style-name="Text_20_body"/>
      <text:h text:style-name="Heading_20_3" text:outline-level="3">Use Cases</text:h>
      <text:p text:style-name="Text_20_body"/>
      <text:h text:style-name="Heading_20_3" text:outline-level="3">Performance Characteristics</text:h>
      <text:p text:style-name="Text_20_body"/>
      <text:h text:style-name="Heading_20_3" text:outline-level="3">Quality Attributes</text:h>
      <text:p text:style-name="Text_20_body"/>
      <text:h text:style-name="Heading_20_3" text:outline-level="3"><text:soft-page-break/>Safety, Security, and Privacy</text:h>
      <text:p text:style-name="Text_20_body"/>
      <text:h text:style-name="Heading_20_2" text:outline-level="2">Users and/or Affected Personnel</text:h>
      <text:p text:style-name="Text_20_body"/>
      <text:h text:style-name="Heading_20_2" text:outline-level="2">Support Needed</text:h>
      <text:p text:style-name="Text_20_body"/>
      <text:p text:style-name="Text_20_body"/>
      <text:h text:style-name="P8" text:outline-level="1">Operational Scenarios</text:h>
      <text:p text:style-name="Text_20_body"/>
      <text:h text:style-name="Heading_20_2" text:outline-level="2">Scenario 1</text:h>
      <text:p text:style-name="Text_20_body"/>
      <text:h text:style-name="Heading_20_2" text:outline-level="2">Scenario 2</text:h>
      <text:p text:style-name="Text_20_body"/>
      <text:p text:style-name="Text_20_body"/>
      <text:h text:style-name="P8" text:outline-level="1">Summary of Impacts</text:h>
      <text:p text:style-name="Text_20_body"/>
      <text:h text:style-name="Heading_20_2" text:outline-level="2">Operational Impacts</text:h>
      <text:p text:style-name="Text_20_body"/>
      <text:h text:style-name="Heading_20_2" text:outline-level="2">Organizational Impacts</text:h>
      <text:p text:style-name="Text_20_body"/>
      <text:p text:style-name="Text_20_body"/>
      <text:h text:style-name="Heading_20_2" text:outline-level="2">Impacts During Development</text:h>
      <text:p text:style-name="Text_20_body"/>
      <text:p text:style-name="Text_20_body"/>
      <text:h text:style-name="P8" text:outline-level="1">Analysis of the Proposed System</text:h>
      <text:p text:style-name="Text_20_body"/>
      <text:h text:style-name="Heading_20_2" text:outline-level="2">Summary of Advantages</text:h>
      <text:p text:style-name="Text_20_body"/>
      <text:h text:style-name="Heading_20_2" text:outline-level="2">Summary of Disadvantages</text:h>
      <text:p text:style-name="Text_20_body"/>
      <text:h text:style-name="Heading_20_2" text:outline-level="2">Alternatives and Trade-offs</text:h>
      <text:p text:style-name="Text_20_body"/>
      <text:p text:style-name="Text_20_body"/>
      <text:h text:style-name="P8" text:outline-level="1">Notes</text:h>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2in"/>
    </style:style>
    <style:style style:name="Table5.B" style:family="table-column">
      <style:table-column-properties style:column-width="4.9236in"/>
    </style:style>
    <style:style style:name="Table2" style:family="table">
      <style:table-properties style:width="6.9236in" table:align="left"/>
    </style:style>
    <style:style style:name="Table2.A" style:family="table-column">
      <style:table-column-properties style:column-width="1.9931in"/>
    </style:style>
    <style:style style:name="Table2.B" style:family="table-column">
      <style:table-column-properties style:column-width="4.9306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pm1">
      <style:header>
        <table:table table:name="Table5" table:style-name="Table5">
          <table:table-column table:style-name="Table5.A"/>
          <table:table-column table:style-name="Table5.B"/>
          <table:table-row>
            <table:table-cell office:value-type="string">
              <text:p text:style-name="P1"><text:s text:c="2"/><text:modification-date style:data-style-name="N81">22. September 2008</text:modification-date> </text:p>
              <text:p text:style-name="P1"><text:modification-time style:data-style-name="N40">12:11</text:modification-time></text:p>
            </table:table-cell>
            <table:table-cell office:value-type="string">
              <text:p text:style-name="P2"><text:user-field-get text:name="DocumentType">Operational Concept Description</text:user-field-get> for </text:p>
              <text:p text:style-name="P2"><text:user-field-get text:name="FullSystemName">Tower Hill Traffic Signal</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P1"><text:s text:c="2"/><text:modification-date style:data-style-name="N81">22. September 2008</text:modification-date> <text:line-break/><text:modification-time style:data-style-name="N40">12:11</text:modification-time></text:p>
            </table:table-cell>
            <table:table-cell office:value-type="string">
              <text:p text:style-name="P2"><text:user-field-get text:name="DocumentType">Operational Concept Description</text:user-field-get> for <text:line-break/><text:user-field-get text:name="FullSystemName">Tower Hill Traffic Signal</text:user-field-get></text:p>
            </table:table-cell>
          </table:table-row>
        </table:table>
        <text:p text:style-name="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P3">Date: <text:user-field-get text:name="ReleaseDate">18 June 2008</text:user-field-get></text:p>
              </table:table-cell>
              <table:table-cell table:style-name="Table4.A1" office:value-type="string">
                <text:p text:style-name="P4">Page <text:page-number text:select-page="current">15</text:page-number> of <text:page-count>15</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P3">Date: <text:user-field-get text:name="ReleaseDate">18 June 2008</text:user-field-get></text:p>
              </table:table-cell>
              <table:table-cell table:style-name="Table1.A1" office:value-type="string">
                <text:p text:style-name="P4">Page <text:page-number text:select-page="current">15</text:page-number> of <text:page-count>15</text:page-count></text:p>
              </table:table-cell>
            </table:table-row>
          </table:table-header-rows>
        </table:table>
        <text:p text:style-name="Footer"/>
      </style:footer-left>
    </style:master-page>
    <style:master-page style:name="First_20_Page" style:display-name="First Page" style:page-layout-name="pm1" style:next-style-name="Standard">
      <style:header>
        <text:p text:style-name="P1">Draft saved at <text:modification-time style:data-style-name="N40">12:11</text:modification-time> on <text:modification-date style:data-style-name="N81">22. September 2008</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P3">Date: <text:user-field-get text:name="ReleaseDate">18 June 2008</text:user-field-get></text:p>
              </table:table-cell>
              <table:table-cell table:style-name="Table3.A1" office:value-type="string">
                <text:p text:style-name="P4">Page <text:page-number text:select-page="current">15</text:page-number> of <text:page-count>15</text:page-count></text:p>
              </table:table-cell>
            </table:table-row>
          </table:table-header-rows>
        </table:table>
        <text:p text:style-name="Standard"/>
      </style:footer>
    </style:master-page>
    <style:master-page style:name="Untitled1" style:page-layout-name="pm2">
      <style:header>
        <text:p text:style-name="Header"/>
      </style:header>
    </style:master-page>
    <style:master-page style:name="Left_20_Page" style:display-name="Left Page" style:page-layout-name="pm3">
      <style:header>
        <text:p text:style-name="Header"/>
      </style:header>
      <style:footer>
        <text:p text:style-name="Footer"/>
      </style:footer>
    </style:master-page>
    <style:master-page style:name="Right_20_Page" style:display-name="Right Page" style:page-layout-name="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W. Lewis Collier</meta:initial-creator>
    <meta:creation-date>2008-06-19T00:17:42</meta:creation-date>
    <dc:creator>W. Lewis Collier</dc:creator>
    <dc:date>2008-09-22T12:11:26</dc:date>
    <meta:editing-cycles>22</meta:editing-cycles>
    <meta:editing-duration>PT5H58M57S</meta:editing-duration>
    <meta:user-defined meta:name="Info 1"/>
    <meta:user-defined meta:name="Info 2"/>
    <meta:user-defined meta:name="Info 3"/>
    <meta:user-defined meta:name="Info 4"/>
    <meta:document-statistic meta:table-count="6" meta:image-count="1" meta:object-count="0" meta:page-count="15" meta:paragraph-count="151" meta:word-count="707" meta:character-count="4677"/>
  </office:meta>
</office:document-meta>
</file>